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36">
      <style:table-cell-properties fo:border="thin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#B4C6E7"/>
    </style:style>
    <style:style style:name="ce14" style:family="table-cell" style:parent-style-name="Default" style:data-style-name="N40">
      <style:table-cell-properties fo:border="thin solid #000000"/>
    </style:style>
    <style:style style:name="ce15" style:family="table-cell" style:parent-style-name="Default" style:data-style-name="N41">
      <style:table-cell-properties fo:border="thin solid #000000"/>
    </style:style>
    <style:style style:name="ce16" style:family="table-cell" style:parent-style-name="Default" style:data-style-name="N42">
      <style:table-cell-properties fo:border="thin solid #000000"/>
    </style:style>
    <style:style style:name="ce17" style:family="table-cell" style:parent-style-name="Default" style:data-style-name="N2">
      <style:table-cell-properties fo:border="thin solid #000000"/>
    </style:style>
    <style:style style:name="ce18" style:family="table-cell" style:parent-style-name="Default" style:data-style-name="N15">
      <style:table-cell-properties fo:border="thin solid #000000"/>
    </style:style>
    <style:style style:name="ce19" style:family="table-cell" style:parent-style-name="Default" style:data-style-name="N0">
      <style:table-cell-properties fo:border="thin solid #000000" fo:background-color="#D6DCE4"/>
    </style:style>
    <style:style style:name="ce20" style:family="table-cell" style:parent-style-name="Default" style:data-style-name="N0">
      <style:table-cell-properties fo:border="thin solid #000000" fo:background-color="#FCE4D6"/>
    </style:style>
    <style:style style:name="ce21" style:family="table-cell" style:parent-style-name="Default" style:data-style-name="N0">
      <style:table-cell-properties fo:border="thin solid #000000" fo:background-color="#FFF2CC"/>
    </style:style>
    <style:style style:name="ce22" style:family="table-cell" style:parent-style-name="Default" style:data-style-name="N0">
      <style:table-cell-properties fo:border="thin solid #000000" fo:background-color="transparent"/>
    </style:style>
    <style:style style:name="ce23" style:family="table-cell" style:parent-style-name="Default" style:data-style-name="N0">
      <style:table-cell-properties fo:border="thin solid #000000" fo:background-color="#C6E0B4"/>
    </style:style>
    <style:style style:name="ce24" style:family="table-cell" style:parent-style-name="Default" style:data-style-name="N2">
      <style:table-cell-properties fo:border="thin solid #000000" fo:background-color="#808080"/>
    </style:style>
    <style:style style:name="ce25" style:family="table-cell" style:parent-style-name="Default" style:data-style-name="N0">
      <style:table-cell-properties style:vertical-align="automatic"/>
    </style:style>
    <style:style style:name="ce2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46604166666667cm" style:use-optimal-column-width="true"/>
    </style:style>
    <style:style style:name="co3" style:family="table-column">
      <style:table-column-properties fo:break-before="auto" style:column-width="2.51354166666667cm" style:use-optimal-column-width="true"/>
    </style:style>
    <style:style style:name="co4" style:family="table-column">
      <style:table-column-properties fo:break-before="auto" style:column-width="3.94229166666667cm" style:use-optimal-column-width="true"/>
    </style:style>
    <style:style style:name="co5" style:family="table-column">
      <style:table-column-properties fo:break-before="auto" style:column-width="4.02166666666667cm" style:use-optimal-column-width="true"/>
    </style:style>
    <style:style style:name="co6" style:family="table-column">
      <style:table-column-properties fo:break-before="auto" style:column-width="3.96875cm" style:use-optimal-column-width="true"/>
    </style:style>
    <style:style style:name="co7" style:family="table-column">
      <style:table-column-properties fo:break-before="auto" style:column-width="4.048125cm" style:use-optimal-column-width="true"/>
    </style:style>
    <style:style style:name="co8" style:family="table-column">
      <style:table-column-properties fo:break-before="auto" style:column-width="3.86291666666667cm" style:use-optimal-column-width="true"/>
    </style:style>
    <style:style style:name="co9" style:family="table-column">
      <style:table-column-properties fo:break-before="auto" style:column-width="2.72520833333333cm" style:use-optimal-column-width="true"/>
    </style:style>
    <style:style style:name="co10" style:family="table-column">
      <style:table-column-properties fo:break-before="auto" style:column-width="2.2225cm" style:use-optimal-column-width="true"/>
    </style:style>
    <style:style style:name="co11" style:family="table-column">
      <style:table-column-properties fo:break-before="auto" style:column-width="2.59291666666667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co13" style:family="table-column">
      <style:table-column-properties fo:break-before="auto" style:column-width="3.22791666666667cm" style:use-optimal-column-width="true"/>
    </style:style>
    <style:style style:name="co14" style:family="table-column">
      <style:table-column-properties fo:break-before="auto" style:column-width="3.20145833333333cm" style:use-optimal-column-width="true"/>
    </style:style>
    <style:style style:name="co15" style:family="table-column">
      <style:table-column-properties fo:break-before="auto" style:column-width="2.143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5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3" table:default-cell-style-name="ce1"/>
        <table:table-column table:style-name="co1" table:number-columns-repeated="16359" table:default-cell-style-name="ce1"/>
        <table:table-row table:style-name="ro1">
          <table:table-cell table:number-columns-repeated="2"/>
          <table:table-cell table:style-name="ce1"/>
          <table:table-cell office:value-type="string" table:style-name="ce25">
            <text:p>Isidro Benítez Zapico - 71777348Y - UO285039@uniovi.es</text:p>
          </table:table-cell>
          <table:table-cell table:number-columns-repeated="2" table:style-name="ce25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/>
          <table:table-cell office:value-type="string" table:style-name="ce13">
            <text:p>I3 Sec</text:p>
          </table:table-cell>
          <table:table-cell office:value-type="string" table:style-name="ce13">
            <text:p>I3 Par</text:p>
          </table:table-cell>
          <table:table-cell office:value-type="string" table:style-name="ce13">
            <text:p>Ryzen Sec</text:p>
          </table:table-cell>
          <table:table-cell office:value-type="string" table:style-name="ce13">
            <text:p>Ryzen Par</text:p>
          </table:table-cell>
          <table:table-cell office:value-type="string" table:style-name="ce13">
            <text:p>Xeon Sec</text:p>
          </table:table-cell>
          <table:table-cell office:value-type="string" table:style-name="ce13">
            <text:p>Xeon Par</text:p>
          </table:table-cell>
          <table:table-cell office:value-type="string" table:style-name="ce13">
            <text:p>GPU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.0127843614385519" table:formula="of:=[.L3]/[.D8]" table:style-name="ce1">
            <text:p>1,012784361</text:p>
          </table:table-cell>
          <table:table-cell table:style-name="ce1"/>
          <table:table-cell office:value-type="string" table:style-name="ce21">
            <text:p>X</text:p>
          </table:table-cell>
          <table:table-cell office:value-type="string" table:style-name="ce21">
            <text:p>Y</text:p>
          </table:table-cell>
          <table:table-cell office:value-type="string" table:style-name="ce21">
            <text:p>FPB</text:p>
          </table:table-cell>
          <table:table-cell office:value-type="string" table:style-name="ce21">
            <text:p>FPA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office:value-type="string" table:style-name="ce2">
            <text:p>DCT</text:p>
          </table:table-cell>
          <table:table-cell office:value-type="float" office:value="12.5632" table:style-name="ce16">
            <text:p>12,563</text:p>
          </table:table-cell>
          <table:table-cell office:value-type="float" office:value="6.3646399999999996" table:style-name="ce16">
            <text:p>6,365</text:p>
          </table:table-cell>
          <table:table-cell office:value-type="float" office:value="5.9143100000000004" table:style-name="ce16">
            <text:p>5,914</text:p>
          </table:table-cell>
          <table:table-cell office:value-type="float" office:value="0.78063700000000003" table:style-name="ce16">
            <text:p>0,781</text:p>
          </table:table-cell>
          <table:table-cell office:value-type="float" office:value="16.6586" table:style-name="ce16">
            <text:p>16,659</text:p>
          </table:table-cell>
          <table:table-cell office:value-type="float" office:value="2.8119200000000002" table:style-name="ce16">
            <text:p>2,812</text:p>
          </table:table-cell>
          <table:table-cell office:value-type="float" office:value="1.27658" table:style-name="ce17">
            <text:p>1,28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.5854623676650994" table:formula="of:=[.L4]/[.F8]" table:style-name="ce1">
            <text:p>1,585462368</text:p>
          </table:table-cell>
          <table:table-cell table:style-name="ce1"/>
          <table:table-cell office:value-type="float" office:value="7680" table:style-name="ce2">
            <text:p>7680</text:p>
          </table:table-cell>
          <table:table-cell office:value-type="float" office:value="4320" table:style-name="ce2">
            <text:p>4320</text:p>
          </table:table-cell>
          <table:table-cell office:value-type="float" office:value="60" table:style-name="ce2">
            <text:p>60</text:p>
          </table:table-cell>
          <table:table-cell office:value-type="float" office:value="4" table:style-name="ce2">
            <text:p>4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office:value-type="string" table:style-name="ce2">
            <text:p>IDCT</text:p>
          </table:table-cell>
          <table:table-cell office:value-type="float" office:value="49.96" table:style-name="ce16">
            <text:p>49,960</text:p>
          </table:table-cell>
          <table:table-cell office:value-type="float" office:value="25.840699999999998" table:style-name="ce16">
            <text:p>25,841</text:p>
          </table:table-cell>
          <table:table-cell office:value-type="float" office:value="22.295500000000001" table:style-name="ce16">
            <text:p>22,296</text:p>
          </table:table-cell>
          <table:table-cell office:value-type="float" office:value="2.9482499999999998" table:style-name="ce16">
            <text:p>2,948</text:p>
          </table:table-cell>
          <table:table-cell office:value-type="float" office:value="72.325800000000001" table:style-name="ce16">
            <text:p>72,326</text:p>
          </table:table-cell>
          <table:table-cell office:value-type="float" office:value="12.1592" table:style-name="ce16">
            <text:p>12,159</text:p>
          </table:table-cell>
          <table:table-cell office:value-type="float" office:value="1.03999" table:style-name="ce17">
            <text:p>1,04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.3489007610964001" table:formula="of:=[.L5]/[.H8]" table:style-name="ce1">
            <text:p>1,348900761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string" table:style-name="ce2">
            <text:p>DCT+FPB(60)+IDCT</text:p>
          </table:table-cell>
          <table:table-cell office:value-type="float" office:value="62.892400000000002" table:style-name="ce16">
            <text:p>62,892</text:p>
          </table:table-cell>
          <table:table-cell office:value-type="float" office:value="31.551300000000001" table:style-name="ce16">
            <text:p>31,551</text:p>
          </table:table-cell>
          <table:table-cell office:value-type="float" office:value="28.451699999999999" table:style-name="ce16">
            <text:p>28,452</text:p>
          </table:table-cell>
          <table:table-cell office:value-type="float" office:value="3.76511" table:style-name="ce16">
            <text:p>3,765</text:p>
          </table:table-cell>
          <table:table-cell office:value-type="float" office:value="89.899699999999996" table:style-name="ce16">
            <text:p>89,900</text:p>
          </table:table-cell>
          <table:table-cell office:value-type="float" office:value="15.2735" table:style-name="ce16">
            <text:p>15,274</text:p>
          </table:table-cell>
          <table:table-cell office:value-type="float" office:value="2.1776599999999999" table:style-name="ce17">
            <text:p>2,18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2">
            <text:p>DCT+FPA(4)+IDCT</text:p>
          </table:table-cell>
          <table:table-cell office:value-type="float" office:value="62.8643" table:style-name="ce16">
            <text:p>62,864</text:p>
          </table:table-cell>
          <table:table-cell office:value-type="float" office:value="31.4575" table:style-name="ce16">
            <text:p>31,458</text:p>
          </table:table-cell>
          <table:table-cell office:value-type="float" office:value="28.5535" table:style-name="ce16">
            <text:p>28,554</text:p>
          </table:table-cell>
          <table:table-cell office:value-type="float" office:value="3.76702" table:style-name="ce16">
            <text:p>3,767</text:p>
          </table:table-cell>
          <table:table-cell office:value-type="float" office:value="90.035499999999999" table:style-name="ce16">
            <text:p>90,036</text:p>
          </table:table-cell>
          <table:table-cell office:value-type="float" office:value="15.0952" table:style-name="ce16">
            <text:p>15,095</text:p>
          </table:table-cell>
          <table:table-cell office:value-type="float" office:value="2.1792400000000001" table:style-name="ce17">
            <text:p>2,18</text:p>
          </table:table-cell>
          <table:table-cell table:number-columns-repeated="4" table:style-name="ce1"/>
          <table:table-cell office:value-type="string" table:style-name="ce2">
            <text:p>I3</text:p>
          </table:table-cell>
          <table:table-cell office:value-type="string" table:style-name="ce2">
            <text:p>Tc</text:p>
          </table:table-cell>
          <table:table-cell office:value-type="string" table:style-name="ce2">
            <text:p>Flops</text:p>
          </table:table-cell>
          <table:table-cell office:value-type="string" table:style-name="ce2">
            <text:p>Teóricos</text:p>
          </table:table-cell>
          <table:table-cell table:style-name="ce1"/>
          <table:table-cell office:value-type="string" table:style-name="ce2">
            <text:p>Xeon</text:p>
          </table:table-cell>
          <table:table-cell office:value-type="string" table:style-name="ce2">
            <text:p>Tc</text:p>
          </table:table-cell>
          <table:table-cell office:value-type="string" table:style-name="ce2">
            <text:p>Flops</text:p>
          </table:table-cell>
          <table:table-cell office:value-type="string" table:style-name="ce2">
            <text:p>Teóricos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table:style-name="ce2">
            <text:p>SpeedUp promedio</text:p>
          </table:table-cell>
          <table:table-cell office:value-type="float" office:value="1.9747540307190503" table:formula="of:=AVERAGE([.F13:.F16])" table:style-name="ce4">
            <text:p>1,974754031</text:p>
          </table:table-cell>
          <table:table-cell table:style-name="ce5"/>
          <table:table-cell office:value-type="float" office:value="7.5687699971537805" table:formula="of:=AVERAGE([.H13:.H16])" table:style-name="ce6">
            <text:p>7,5687700</text:p>
          </table:table-cell>
          <table:table-cell table:style-name="ce7"/>
          <table:table-cell office:value-type="float" office:value="5.9307550493911201" table:formula="of:=AVERAGE([.J13:.J16])" table:number-columns-spanned="2" table:number-rows-spanned="1" table:style-name="ce12">
            <text:p>5,930755049</text:p>
          </table:table-cell>
          <table:covered-table-cell/>
          <table:table-cell office:value-type="float" office:value="0.94609624964422256" table:formula="of:=AVERAGE([.I13:.I16])" table:style-name="ce17">
            <text:p>0,95</text:p>
          </table:table-cell>
          <table:table-cell table:number-columns-repeated="4" table:style-name="ce1"/>
          <table:table-cell office:value-type="string" table:style-name="ce19">
            <text:p>DCT</text:p>
          </table:table-cell>
          <table:table-cell office:value-type="float" office:value="4.0322E-11" table:style-name="ce18">
            <text:p>4,03E-11</text:p>
          </table:table-cell>
          <table:table-cell office:value-type="float" office:value="2123366400" table:formula="of:=([.$P$4]/8)*([.$Q$4]/8)*4096" table:style-name="ce17">
            <text:p>2123366400,00</text:p>
          </table:table-cell>
          <table:table-cell office:value-type="float" office:value="8.5618379980800005E-2" table:formula="of:=[.Q8]*[.P8]" table:style-name="ce17">
            <text:p>0,09</text:p>
          </table:table-cell>
          <table:table-cell table:style-name="ce1"/>
          <table:table-cell office:value-type="string" table:style-name="ce19">
            <text:p>DCT</text:p>
          </table:table-cell>
          <table:table-cell office:value-type="float" office:value="3.6764E-11" table:style-name="ce18">
            <text:p>3,68E-11</text:p>
          </table:table-cell>
          <table:table-cell office:value-type="float" office:value="2123366400" table:formula="of:=([.$P$4]/8)*([.$Q$4]/8)*4096" table:style-name="ce16">
            <text:p>2123366400,000</text:p>
          </table:table-cell>
          <table:table-cell office:value-type="float" office:value="7.8063442329599997E-2" table:formula="of:=[.V8]*[.U8]" table:style-name="ce16">
            <text:p>0,078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table:style-name="ce2">
            <text:p>Eficiencia Promedio</text:p>
          </table:table-cell>
          <table:table-cell office:value-type="float" office:value="0.98737701535952516" table:formula="of:=AVERAGE([.G13:.G16])" table:number-columns-spanned="2" table:number-rows-spanned="1" table:style-name="ce12">
            <text:p>0,987377015</text:p>
          </table:table-cell>
          <table:covered-table-cell/>
          <table:table-cell office:value-type="float" office:value="0.94609624964422256" table:formula="of:=AVERAGE([.I13:.I16])" table:number-columns-spanned="2" table:number-rows-spanned="1" table:style-name="ce26">
            <text:p>0,9460962</text:p>
          </table:table-cell>
          <table:covered-table-cell/>
          <table:table-cell office:value-type="float" office:value="0.98845917489852009" table:formula="of:=AVERAGE([.K13:.K16])" table:number-columns-spanned="2" table:number-rows-spanned="1" table:style-name="ce12">
            <text:p>0,988459175</text:p>
          </table:table-cell>
          <table:covered-table-cell/>
          <table:table-cell office:value-type="float" office:value="5.9307550493911201" table:formula="of:=AVERAGE([.J13:.J16])" table:style-name="ce15">
            <text:p>5,9308</text:p>
          </table:table-cell>
          <table:table-cell table:number-columns-repeated="4" table:style-name="ce1"/>
          <table:table-cell office:value-type="string" table:style-name="ce19">
            <text:p>IDCT</text:p>
          </table:table-cell>
          <table:table-cell office:value-type="float" office:value="4.0322E-11" table:style-name="ce18">
            <text:p>4,03E-11</text:p>
          </table:table-cell>
          <table:table-cell office:value-type="float" office:value="2123366400" table:formula="of:=([.$P$4]/8)*([.$Q$4]/8)*4096" table:style-name="ce17">
            <text:p>2123366400,00</text:p>
          </table:table-cell>
          <table:table-cell office:value-type="float" office:value="8.5618379980800005E-2" table:formula="of:=[.Q9]*[.P9]" table:style-name="ce17">
            <text:p>0,09</text:p>
          </table:table-cell>
          <table:table-cell table:style-name="ce1"/>
          <table:table-cell office:value-type="string" table:style-name="ce19">
            <text:p>IDCT</text:p>
          </table:table-cell>
          <table:table-cell office:value-type="float" office:value="3.6764E-11" table:style-name="ce18">
            <text:p>3,68E-11</text:p>
          </table:table-cell>
          <table:table-cell office:value-type="float" office:value="2123366400" table:formula="of:=([.$P$4]/8)*([.$Q$4]/8)*4096" table:style-name="ce17">
            <text:p>2123366400,00</text:p>
          </table:table-cell>
          <table:table-cell office:value-type="float" office:value="7.8063442329599997E-2" table:formula="of:=[.V9]*[.U9]" table:style-name="ce16">
            <text:p>0,078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number-columns-repeated="12" table:style-name="ce1"/>
          <table:table-cell office:value-type="string" table:style-name="ce19">
            <text:p>DCT+FPB(60)+IDCT</text:p>
          </table:table-cell>
          <table:table-cell office:value-type="float" office:value="4.0322E-11" table:style-name="ce18">
            <text:p>4,03E-11</text:p>
          </table:table-cell>
          <table:table-cell office:value-type="float" office:value="4277836800" table:formula="of:=[.Q8]+(([.Q4]/8)*([.P4]/8)*[.R4])+[.Q9]" table:style-name="ce17">
            <text:p>4277836800,00</text:p>
          </table:table-cell>
          <table:table-cell office:value-type="float" office:value="0.17249093544960001" table:formula="of:=[.Q10]*[.P10]" table:style-name="ce17">
            <text:p>0,17</text:p>
          </table:table-cell>
          <table:table-cell table:style-name="ce1"/>
          <table:table-cell office:value-type="string" table:style-name="ce19">
            <text:p>DCT+FPB(60)+IDCT</text:p>
          </table:table-cell>
          <table:table-cell office:value-type="float" office:value="3.6764E-11" table:style-name="ce18">
            <text:p>3,68E-11</text:p>
          </table:table-cell>
          <table:table-cell office:value-type="float" office:value="4277836800" table:formula="of:=[.V8]+(([.$Q$4]/8)*([.$P$4]/8)*[.$R$4])+[.V9]" table:style-name="ce17">
            <text:p>4277836800,00</text:p>
          </table:table-cell>
          <table:table-cell office:value-type="float" office:value="0.1572703921152" table:formula="of:=[.V10]*[.U10]" table:style-name="ce16">
            <text:p>0,157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number-columns-repeated="12" table:style-name="ce1"/>
          <table:table-cell office:value-type="string" table:style-name="ce19">
            <text:p>DCT+FPA(4)+IDCT</text:p>
          </table:table-cell>
          <table:table-cell office:value-type="float" office:value="4.0322E-11" table:style-name="ce18">
            <text:p>4,03E-11</text:p>
          </table:table-cell>
          <table:table-cell office:value-type="float" office:value="6403276800" table:formula="of:=[.Q9]+(([.Q4]/8)*([.P4]/8)*[.S4])+[.Q10]" table:style-name="ce17">
            <text:p>6403276800,00</text:p>
          </table:table-cell>
          <table:table-cell office:value-type="float" office:value="0.25819292712960001" table:formula="of:=[.Q11]*[.P11]" table:style-name="ce17">
            <text:p>0,26</text:p>
          </table:table-cell>
          <table:table-cell table:style-name="ce1"/>
          <table:table-cell office:value-type="string" table:style-name="ce19">
            <text:p>DCT+FPA(4)+IDCT</text:p>
          </table:table-cell>
          <table:table-cell office:value-type="float" office:value="3.6764E-11" table:style-name="ce18">
            <text:p>3,68E-11</text:p>
          </table:table-cell>
          <table:table-cell office:value-type="float" office:value="6403276800" table:formula="of:=[.V9]+(([.$Q$4]/8)*([.$P$4]/8)*[.$S$4])+[.V10]" table:style-name="ce17">
            <text:p>6403276800,00</text:p>
          </table:table-cell>
          <table:table-cell office:value-type="float" office:value="0.2354100682752" table:formula="of:=[.V11]*[.U11]" table:style-name="ce16">
            <text:p>0,235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table:style-name="ce13">
            <text:p>CPU/GPU</text:p>
          </table:table-cell>
          <table:table-cell office:value-type="string" table:style-name="ce13">
            <text:p>Cores</text:p>
          </table:table-cell>
          <table:table-cell table:style-name="ce1"/>
          <table:table-cell office:value-type="string" table:style-name="ce13">
            <text:p>SpeedUp i3</text:p>
          </table:table-cell>
          <table:table-cell office:value-type="string" table:style-name="ce13">
            <text:p>Eficiencia</text:p>
          </table:table-cell>
          <table:table-cell office:value-type="string" table:style-name="ce13">
            <text:p>SpeedUp Ryzen</text:p>
          </table:table-cell>
          <table:table-cell office:value-type="string" table:style-name="ce13">
            <text:p>Eficiencia</text:p>
          </table:table-cell>
          <table:table-cell office:value-type="string" table:style-name="ce13">
            <text:p>SpeedUp Xeon</text:p>
          </table:table-cell>
          <table:table-cell office:value-type="string" table:style-name="ce13">
            <text:p>Eficiencia</text:p>
          </table:table-cell>
          <table:table-cell office:value-type="string" table:style-name="ce13">
            <text:p>SpeedUp GPU</text:p>
          </table:table-cell>
          <table:table-cell office:value-type="string" table:style-name="ce13">
            <text:p>Eficiencia GPU</text:p>
          </table:table-cell>
          <table:table-cell table:style-name="ce1"/>
          <table:table-cell office:value-type="string" table:style-name="ce20">
            <text:p>DCT</text:p>
          </table:table-cell>
          <table:table-cell office:value-type="float" office:value="2.0161E-11" table:style-name="ce18">
            <text:p>2,02E-11</text:p>
          </table:table-cell>
          <table:table-cell office:value-type="float" office:value="1061683200" table:formula="of:=([.$P$4]/8)*([.$Q$4]/8)*1/2*4096" table:style-name="ce17">
            <text:p>1061683200,00</text:p>
          </table:table-cell>
          <table:table-cell office:value-type="float" office:value="2.1404594995200001E-2" table:formula="of:=[.Q12]*[.P12]" table:style-name="ce17">
            <text:p>0,02</text:p>
          </table:table-cell>
          <table:table-cell table:style-name="ce1"/>
          <table:table-cell office:value-type="string" table:style-name="ce20">
            <text:p>DCT</text:p>
          </table:table-cell>
          <table:table-cell office:value-type="float" office:value="3.0637E-12" table:style-name="ce18">
            <text:p>3,06E-12</text:p>
          </table:table-cell>
          <table:table-cell office:value-type="float" office:value="353894400" table:formula="of:=([.$P$4]/8)*([.$Q$4]/8)*1/6*4096" table:style-name="ce17">
            <text:p>353894400,00</text:p>
          </table:table-cell>
          <table:table-cell office:value-type="float" office:value="1.08422627328E-3" table:formula="of:=[.V12]*[.U12]" table:style-name="ce16">
            <text:p>0,001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table:style-name="ce2">
            <text:p>I3</text:p>
          </table:table-cell>
          <table:table-cell office:value-type="float" office:value="2" table:style-name="ce2">
            <text:p>2</text:p>
          </table:table-cell>
          <table:table-cell table:style-name="ce1"/>
          <table:table-cell office:value-type="float" office:value="1.9739058297091432" table:formula="of:=[.D4]/[.E4]" table:style-name="ce2">
            <text:p>1,97390583</text:p>
          </table:table-cell>
          <table:table-cell office:value-type="float" office:value="0.98695291485457159" table:formula="of:=[.F13]/[.$D$13]" table:style-name="ce2">
            <text:p>0,986952915</text:p>
          </table:table-cell>
          <table:table-cell office:value-type="float" office:value="7.5762614377745354" table:formula="of:=[.F4]/[.G4]" table:style-name="ce3">
            <text:p>7,5762614</text:p>
          </table:table-cell>
          <table:table-cell office:value-type="float" office:value="0.94703267972181693" table:formula="of:=[.H13]/[.$D$15]" table:style-name="ce2">
            <text:p>0,94703268</text:p>
          </table:table-cell>
          <table:table-cell office:value-type="float" office:value="5.9242794958604792" table:formula="of:=[.H4]/[.I4]" table:style-name="ce2">
            <text:p>5,924279496</text:p>
          </table:table-cell>
          <table:table-cell office:value-type="float" office:value="0.98737991597674657" table:formula="of:=[.J13]/[.$D$14]" table:style-name="ce2">
            <text:p>0,987379916</text:p>
          </table:table-cell>
          <table:table-cell office:value-type="float" office:value="0.61150652524714466" table:formula="of:=[.G4]/[.J4]" table:style-name="ce2">
            <text:p>0,611506525</text:p>
          </table:table-cell>
          <table:table-cell office:value-type="float" office:value="3.9811622737444312E-4" table:formula="of:=[.L13]/[.$D$16]" table:style-name="ce2">
            <text:p>0,000398116</text:p>
          </table:table-cell>
          <table:table-cell table:style-name="ce1"/>
          <table:table-cell office:value-type="string" table:style-name="ce20">
            <text:p>IDCT</text:p>
          </table:table-cell>
          <table:table-cell office:value-type="float" office:value="2.0161E-11" table:style-name="ce18">
            <text:p>2,02E-11</text:p>
          </table:table-cell>
          <table:table-cell office:value-type="float" office:value="265420800" table:formula="of:=([.$P$4]/8)*1/2*([.$Q$4]/8)*1/2*4096*1/2" table:style-name="ce17">
            <text:p>265420800,00</text:p>
          </table:table-cell>
          <table:table-cell office:value-type="float" office:value="5.3511487488000003E-3" table:formula="of:=[.Q13]*[.P13]" table:style-name="ce17">
            <text:p>0,01</text:p>
          </table:table-cell>
          <table:table-cell table:style-name="ce1"/>
          <table:table-cell office:value-type="string" table:style-name="ce20">
            <text:p>IDCT</text:p>
          </table:table-cell>
          <table:table-cell office:value-type="float" office:value="3.0637E-12" table:style-name="ce18">
            <text:p>3,06E-12</text:p>
          </table:table-cell>
          <table:table-cell office:value-type="float" office:value="58982400" table:formula="of:=([.$P$4]/8)*1/6*([.$Q$4]/8)*1/6*4096" table:style-name="ce17">
            <text:p>58982400,00</text:p>
          </table:table-cell>
          <table:table-cell office:value-type="float" office:value="1.8070437888E-4" table:formula="of:=[.V13]*[.U13]" table:style-name="ce16">
            <text:p>0,00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table:style-name="ce2">
            <text:p>Xeon</text:p>
          </table:table-cell>
          <table:table-cell office:value-type="float" office:value="6" table:style-name="ce2">
            <text:p>6</text:p>
          </table:table-cell>
          <table:table-cell table:style-name="ce1"/>
          <table:table-cell office:value-type="float" office:value="1.9333841575499118" table:formula="of:=[.D5]/[.E5]" table:style-name="ce2">
            <text:p>1,933384158</text:p>
          </table:table-cell>
          <table:table-cell office:value-type="float" office:value="0.96669207877495589" table:formula="of:=[.F14]/[.$D$13]" table:style-name="ce2">
            <text:p>0,966692079</text:p>
          </table:table-cell>
          <table:table-cell office:value-type="float" office:value="7.5622827100822532" table:formula="of:=[.F5]/[.G5]" table:style-name="ce3">
            <text:p>7,5622827</text:p>
          </table:table-cell>
          <table:table-cell office:value-type="float" office:value="0.94528533876028165" table:formula="of:=[.H14]/[.$D$15]" table:style-name="ce2">
            <text:p>0,945285339</text:p>
          </table:table-cell>
          <table:table-cell office:value-type="float" office:value="5.9482367261004017" table:formula="of:=[.H5]/[.I5]" table:style-name="ce2">
            <text:p>5,948236726</text:p>
          </table:table-cell>
          <table:table-cell office:value-type="float" office:value="0.99137278768340031" table:formula="of:=[.J14]/[.$D$14]" table:style-name="ce2">
            <text:p>0,991372788</text:p>
          </table:table-cell>
          <table:table-cell office:value-type="float" office:value="2.8348830277214203" table:formula="of:=[.G5]/[.J5]" table:style-name="ce2">
            <text:p>2,834883028</text:p>
          </table:table-cell>
          <table:table-cell office:value-type="float" office:value="1.8456269711727997E-3" table:formula="of:=[.L14]/[.$D$16]" table:style-name="ce2">
            <text:p>0,001845627</text:p>
          </table:table-cell>
          <table:table-cell table:style-name="ce1"/>
          <table:table-cell office:value-type="string" table:style-name="ce20">
            <text:p>DCT+FPB(60)+IDCT</text:p>
          </table:table-cell>
          <table:table-cell office:value-type="float" office:value="2.0161E-11" table:style-name="ce18">
            <text:p>2,02E-11</text:p>
          </table:table-cell>
          <table:table-cell office:value-type="float" office:value="1330992000" table:formula="of:=[.Q12]+(([.Q4]/8)*1/2*([.P4]/8)*1/2*[.R4]*1/2)+[.Q13]" table:style-name="ce17">
            <text:p>1330992000,00</text:p>
          </table:table-cell>
          <table:table-cell office:value-type="float" office:value="2.6834129711999999E-2" table:formula="of:=[.Q14]*[.P14]" table:style-name="ce17">
            <text:p>0,03</text:p>
          </table:table-cell>
          <table:table-cell table:style-name="ce1"/>
          <table:table-cell office:value-type="string" table:style-name="ce20">
            <text:p>DCT+FPB(60)+IDCT</text:p>
          </table:table-cell>
          <table:table-cell office:value-type="float" office:value="3.0637E-12" table:style-name="ce18">
            <text:p>3,06E-12</text:p>
          </table:table-cell>
          <table:table-cell office:value-type="float" office:value="413020800" table:formula="of:=[.V12]+(([.Q4]/8)*1/6*([.P4]/8)*1/6*[.R4]*1/6)+[.V13]" table:style-name="ce17">
            <text:p>413020800,00</text:p>
          </table:table-cell>
          <table:table-cell office:value-type="float" office:value="1.26537182496E-3" table:formula="of:=[.V14]*[.U14]" table:style-name="ce16">
            <text:p>0,001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table:style-name="ce2">
            <text:p>Ryzen</text:p>
          </table:table-cell>
          <table:table-cell office:value-type="float" office:value="8" table:style-name="ce2">
            <text:p>8</text:p>
          </table:table-cell>
          <table:table-cell table:style-name="ce1"/>
          <table:table-cell office:value-type="float" office:value="1.9933378339402814" table:formula="of:=[.D6]/[.E6]" table:style-name="ce2">
            <text:p>1,993337834</text:p>
          </table:table-cell>
          <table:table-cell office:value-type="float" office:value="0.99666891697014071" table:formula="of:=[.F15]/[.$D$13]" table:style-name="ce2">
            <text:p>0,996668917</text:p>
          </table:table-cell>
          <table:table-cell office:value-type="float" office:value="7.5566716510274601" table:formula="of:=[.F6]/[.G6]" table:style-name="ce3">
            <text:p>7,5566717</text:p>
          </table:table-cell>
          <table:table-cell office:value-type="float" office:value="0.94458395637843251" table:formula="of:=[.H15]/[.$D$15]" table:style-name="ce2">
            <text:p>0,944583956</text:p>
          </table:table-cell>
          <table:table-cell office:value-type="float" office:value="5.8859920777817782" table:formula="of:=[.H6]/[.I6]" table:style-name="ce2">
            <text:p>5,885992078</text:p>
          </table:table-cell>
          <table:table-cell office:value-type="float" office:value="0.98099867963029641" table:formula="of:=[.J15]/[.$D$14]" table:style-name="ce2">
            <text:p>0,98099868</text:p>
          </table:table-cell>
          <table:table-cell office:value-type="float" office:value="1.728970546366283" table:formula="of:=[.G6]/[.J6]" table:style-name="ce2">
            <text:p>1,728970546</text:p>
          </table:table-cell>
          <table:table-cell office:value-type="float" office:value="1.1256318661238822E-3" table:formula="of:=[.L15]/[.$D$16]" table:style-name="ce2">
            <text:p>0,001125632</text:p>
          </table:table-cell>
          <table:table-cell table:style-name="ce1"/>
          <table:table-cell office:value-type="string" table:style-name="ce20">
            <text:p>DCT+FPA(4)+IDCT</text:p>
          </table:table-cell>
          <table:table-cell office:value-type="float" office:value="2.0161E-11" table:style-name="ce18">
            <text:p>2,02E-11</text:p>
          </table:table-cell>
          <table:table-cell office:value-type="float" office:value="1327363200" table:formula="of:=[.Q12]+([.Q4]/8)*(1/2)*([.P4]/8)*(1/2)*[.S4]*(1/2)+[.Q13]" table:style-name="ce17">
            <text:p>1327363200,00</text:p>
          </table:table-cell>
          <table:table-cell office:value-type="float" office:value="2.67609694752E-2" table:formula="of:=[.Q15]*[.P15]" table:style-name="ce17">
            <text:p>0,03</text:p>
          </table:table-cell>
          <table:table-cell table:style-name="ce1"/>
          <table:table-cell office:value-type="string" table:style-name="ce20">
            <text:p>DCT+FPA(4)+IDCT</text:p>
          </table:table-cell>
          <table:table-cell office:value-type="float" office:value="3.0637E-12" table:style-name="ce18">
            <text:p>3,06E-12</text:p>
          </table:table-cell>
          <table:table-cell office:value-type="float" office:value="412886400" table:formula="of:=[.V12]+([.Q4]/8)*(1/6)*([.P4]/8)*(1/6)*[.S4]*(1/6)+[.V13]" table:style-name="ce17">
            <text:p>412886400,00</text:p>
          </table:table-cell>
          <table:table-cell office:value-type="float" office:value="1.2649600636799999E-3" table:formula="of:=[.V15]*[.U15]" table:style-name="ce16">
            <text:p>0,001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table:style-name="ce2">
            <text:p>GTX 1660TI</text:p>
          </table:table-cell>
          <table:table-cell office:value-type="float" office:value="1536" table:style-name="ce2">
            <text:p>1536</text:p>
          </table:table-cell>
          <table:table-cell table:style-name="ce1"/>
          <table:table-cell office:value-type="float" office:value="1.9983883016768655" table:formula="of:=[.D7]/[.E7]" table:style-name="ce2">
            <text:p>1,998388302</text:p>
          </table:table-cell>
          <table:table-cell office:value-type="float" office:value="0.99919415083843277" table:formula="of:=[.F16]/[.$D$13]" table:style-name="ce2">
            <text:p>0,999194151</text:p>
          </table:table-cell>
          <table:table-cell office:value-type="float" office:value="7.5798641897308743" table:formula="of:=[.F7]/[.G7]" table:style-name="ce3">
            <text:p>7,5798642</text:p>
          </table:table-cell>
          <table:table-cell office:value-type="float" office:value="0.94748302371635928" table:formula="of:=[.H16]/[.$D$15]" table:style-name="ce2">
            <text:p>0,947483024</text:p>
          </table:table-cell>
          <table:table-cell office:value-type="float" office:value="5.9645118978218239" table:formula="of:=[.H7]/[.I7]" table:style-name="ce2">
            <text:p>5,964511898</text:p>
          </table:table-cell>
          <table:table-cell office:value-type="float" office:value="0.99408531630363728" table:formula="of:=[.J16]/[.$D$14]" table:style-name="ce2">
            <text:p>0,994085316</text:p>
          </table:table-cell>
          <table:table-cell office:value-type="float" office:value="1.7285934545988508" table:formula="of:=[.G7]/[.J7]" table:style-name="ce2">
            <text:p>1,728593455</text:p>
          </table:table-cell>
          <table:table-cell office:value-type="float" office:value="1.1253863636711268E-3" table:formula="of:=[.L16]/[.$D$16]" table:style-name="ce2">
            <text:p>0,00112538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0" draw:style-name="a0" draw:name="Gráfico 1" svg:x="0.34077in" svg:y="0.1689in" svg:width="7.13542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2" draw:id="id1" draw:style-name="a1" draw:name="Gráfico 2" svg:x="0.26191in" svg:y="0.19866in" svg:width="5.02083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5"/>
          <table:table-cell office:value-type="string" table:style-name="ce2">
            <text:p>Ryzen</text:p>
          </table:table-cell>
          <table:table-cell office:value-type="string" table:style-name="ce2">
            <text:p>Tc</text:p>
          </table:table-cell>
          <table:table-cell office:value-type="string" table:style-name="ce2">
            <text:p>Flops</text:p>
          </table:table-cell>
          <table:table-cell office:value-type="string" table:style-name="ce2">
            <text:p>Teóricos</text:p>
          </table:table-cell>
          <table:table-cell table:number-columns-repeated="16366"/>
        </table:table-row>
        <table:table-row table:style-name="ro1">
          <table:table-cell table:number-columns-repeated="14"/>
          <table:table-cell office:value-type="string" table:style-name="ce19">
            <text:p>DCT</text:p>
          </table:table-cell>
          <table:table-cell office:value-type="float" office:value="1.7361000000000001E-11" table:style-name="ce18">
            <text:p>1,74E-11</text:p>
          </table:table-cell>
          <table:table-cell office:value-type="float" office:value="2123366400" table:formula="of:=([.$P$4]/8)*([.$Q$4]/8)*4096" table:style-name="ce16">
            <text:p>2123366400,000</text:p>
          </table:table-cell>
          <table:table-cell office:value-type="float" office:value="3.6863764070399999E-2" table:formula="of:=[.Q19]*[.P19]" table:style-name="ce16">
            <text:p>0,037</text:p>
          </table:table-cell>
          <table:table-cell table:number-columns-repeated="16366"/>
        </table:table-row>
        <table:table-row table:style-name="ro1">
          <table:table-cell table:number-columns-repeated="14"/>
          <table:table-cell office:value-type="string" table:style-name="ce19">
            <text:p>IDCT</text:p>
          </table:table-cell>
          <table:table-cell office:value-type="float" office:value="1.7361000000000001E-11" table:style-name="ce18">
            <text:p>1,74E-11</text:p>
          </table:table-cell>
          <table:table-cell office:value-type="float" office:value="2123366400" table:formula="of:=([.$P$4]/8)*([.$Q$4]/8)*4096" table:style-name="ce17">
            <text:p>2123366400,00</text:p>
          </table:table-cell>
          <table:table-cell office:value-type="float" office:value="3.6863764070399999E-2" table:formula="of:=[.Q20]*[.P20]" table:style-name="ce16">
            <text:p>0,037</text:p>
          </table:table-cell>
          <table:table-cell table:number-columns-repeated="16366"/>
        </table:table-row>
        <table:table-row table:style-name="ro1">
          <table:table-cell table:number-columns-repeated="14"/>
          <table:table-cell office:value-type="string" table:style-name="ce19">
            <text:p>DCT+FPB(60)+IDCT</text:p>
          </table:table-cell>
          <table:table-cell office:value-type="float" office:value="1.7361000000000001E-11" table:style-name="ce18">
            <text:p>1,74E-11</text:p>
          </table:table-cell>
          <table:table-cell office:value-type="float" office:value="4277836800" table:formula="of:=[.Q19]+(([.$Q$4]/8)*([.$P$4]/8)*[.R4])+[.Q20]" table:style-name="ce17">
            <text:p>4277836800,00</text:p>
          </table:table-cell>
          <table:table-cell office:value-type="float" office:value="7.426752468480001E-2" table:formula="of:=[.Q21]*[.P21]" table:style-name="ce16">
            <text:p>0,074</text:p>
          </table:table-cell>
          <table:table-cell table:number-columns-repeated="16366"/>
        </table:table-row>
        <table:table-row table:style-name="ro1">
          <table:table-cell table:number-columns-repeated="14"/>
          <table:table-cell office:value-type="string" table:style-name="ce19">
            <text:p>DCT+FPA(4)+IDCT</text:p>
          </table:table-cell>
          <table:table-cell office:value-type="float" office:value="1.7361000000000001E-11" table:style-name="ce18">
            <text:p>1,74E-11</text:p>
          </table:table-cell>
          <table:table-cell office:value-type="float" office:value="6403276800" table:formula="of:=[.Q20]+(([.Q4]/8)*([.P4]/8)*[.S4])+[.Q21]" table:style-name="ce17">
            <text:p>6403276800,00</text:p>
          </table:table-cell>
          <table:table-cell office:value-type="float" office:value="0.11116728852480001" table:formula="of:=[.Q22]*[.P22]" table:style-name="ce16">
            <text:p>0,111</text:p>
          </table:table-cell>
          <table:table-cell table:number-columns-repeated="16366"/>
        </table:table-row>
        <table:table-row table:style-name="ro1">
          <table:table-cell table:number-columns-repeated="14"/>
          <table:table-cell office:value-type="string" table:style-name="ce20">
            <text:p>DCT</text:p>
          </table:table-cell>
          <table:table-cell office:value-type="float" office:value="2.1701300000000002E-12" table:style-name="ce18">
            <text:p>2,17E-12</text:p>
          </table:table-cell>
          <table:table-cell office:value-type="float" office:value="265420800" table:formula="of:=([.$P$4]/8)*([.$Q$4]/8)*1/8*4096" table:style-name="ce17">
            <text:p>265420800,00</text:p>
          </table:table-cell>
          <table:table-cell office:value-type="float" office:value="5.7599764070400002E-4" table:formula="of:=[.Q23]*[.P23]" table:style-name="ce16">
            <text:p>0,001</text:p>
          </table:table-cell>
          <table:table-cell table:number-columns-repeated="16366"/>
        </table:table-row>
        <table:table-row table:style-name="ro1">
          <table:table-cell table:number-columns-repeated="14"/>
          <table:table-cell office:value-type="string" table:style-name="ce20">
            <text:p>IDCT</text:p>
          </table:table-cell>
          <table:table-cell office:value-type="float" office:value="2.1701300000000002E-12" table:style-name="ce18">
            <text:p>2,17E-12</text:p>
          </table:table-cell>
          <table:table-cell office:value-type="float" office:value="265420800" table:formula="of:=([.$P$4]/8)*([.$Q$4]/8)*4096*1/8" table:style-name="ce17">
            <text:p>265420800,00</text:p>
          </table:table-cell>
          <table:table-cell office:value-type="float" office:value="5.7599764070400002E-4" table:formula="of:=[.Q24]*[.P24]" table:style-name="ce16">
            <text:p>0,001</text:p>
          </table:table-cell>
          <table:table-cell table:number-columns-repeated="16366"/>
        </table:table-row>
        <table:table-row table:style-name="ro1">
          <table:table-cell table:number-columns-repeated="14"/>
          <table:table-cell office:value-type="string" table:style-name="ce20">
            <text:p>DCT+FPB(60)+IDCT</text:p>
          </table:table-cell>
          <table:table-cell office:value-type="float" office:value="2.1701300000000002E-12" table:style-name="ce18">
            <text:p>2,17E-12</text:p>
          </table:table-cell>
          <table:table-cell office:value-type="float" office:value="534729600" table:formula="of:=[.Q23]+(([.Q4]/8)*1/2*([.P4]/8)*1/2*[.R4]*1/2)+[.Q24]" table:style-name="ce17">
            <text:p>534729600,00</text:p>
          </table:table-cell>
          <table:table-cell office:value-type="float" office:value="1.160432746848E-3" table:formula="of:=[.Q25]*[.P25]" table:style-name="ce16">
            <text:p>0,001</text:p>
          </table:table-cell>
          <table:table-cell table:number-columns-repeated="16366"/>
        </table:table-row>
        <table:table-row table:style-name="ro1">
          <table:table-cell table:number-columns-repeated="14"/>
          <table:table-cell office:value-type="string" table:style-name="ce20">
            <text:p>DCT+FPA(4)+IDCT</text:p>
          </table:table-cell>
          <table:table-cell office:value-type="float" office:value="2.1701300000000002E-12" table:style-name="ce18">
            <text:p>2,17E-12</text:p>
          </table:table-cell>
          <table:table-cell office:value-type="float" office:value="530845650" table:formula="of:=[.Q23]+([.Q4]/8)*(1/8)*([.P4]/8)*(1/8)*[.S4]*(1/8)+[.Q24]" table:style-name="ce17">
            <text:p>530845650,00</text:p>
          </table:table-cell>
          <table:table-cell office:value-type="float" office:value="1.1520040704345001E-3" table:formula="of:=[.Q26]*[.P26]" table:style-name="ce16">
            <text:p>0,001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4"/>
          <table:table-cell table:style-name="ce1">
            <draw:frame draw:z-index="4" draw:id="id3" draw:style-name="a3" draw:name="Gráfico 5" svg:x="0.20982in" svg:y="0.125in" svg:width="5.72024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table:style-name="ce1">
            <draw:frame draw:z-index="3" draw:id="id2" draw:style-name="a2" draw:name="Gráfico 3" svg:x="0.99702in" svg:y="0.0811in" svg:width="5.7068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/>
          <table:table-cell office:value-type="string" table:style-name="ce23">
            <text:p>GPU</text:p>
          </table:table-cell>
          <table:table-cell office:value-type="string" table:style-name="ce23">
            <text:p>GPU - pinned</text:p>
          </table:table-cell>
          <table:table-cell office:value-type="string" table:style-name="ce23">
            <text:p>GPU - unified</text:p>
          </table:table-cell>
          <table:table-cell office:value-type="string" table:style-name="ce23">
            <text:p>GPU - shared</text:p>
          </table:table-cell>
          <table:table-cell table:style-name="ce1"/>
          <table:table-cell office:value-type="string" table:style-name="ce2">
            <text:p>Aceleración</text:p>
          </table:table-cell>
          <table:table-cell office:value-type="string" table:style-name="ce21">
            <text:p>GPU</text:p>
          </table:table-cell>
          <table:table-cell office:value-type="string" table:style-name="ce21">
            <text:p>Pinned</text:p>
          </table:table-cell>
          <table:table-cell office:value-type="string" table:style-name="ce21">
            <text:p>Unified</text:p>
          </table:table-cell>
          <table:table-cell office:value-type="string" table:style-name="ce21">
            <text:p>Shared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table:style-name="ce2">
            <text:p>DCT</text:p>
          </table:table-cell>
          <table:table-cell office:value-type="float" office:value="1.27658" table:style-name="ce17">
            <text:p>1,28</text:p>
          </table:table-cell>
          <table:table-cell office:value-type="float" office:value="1.2622500000000001" table:style-name="ce17">
            <text:p>1,26</text:p>
          </table:table-cell>
          <table:table-cell office:value-type="float" office:value="1.25865" table:style-name="ce17">
            <text:p>1,26</text:p>
          </table:table-cell>
          <table:table-cell office:value-type="float" office:value="1.2283599999999999" table:style-name="ce17">
            <text:p>1,23</text:p>
          </table:table-cell>
          <table:table-cell table:style-name="ce1"/>
          <table:table-cell office:value-type="string" table:style-name="ce2">
            <text:p>DCT</text:p>
          </table:table-cell>
          <table:table-cell office:value-type="float" office:value="0.61150652524714466" table:formula="of:=[.G4]/[.E37]" table:style-name="ce2">
            <text:p>0,611506525</text:p>
          </table:table-cell>
          <table:table-cell office:value-type="float" office:value="0.61844880174291939" table:formula="of:=[.G4]/[.F37]" table:style-name="ce2">
            <text:p>0,618448802</text:p>
          </table:table-cell>
          <table:table-cell office:value-type="float" office:value="0.62021769356056089" table:formula="of:=[.G4]/[.G37]" table:style-name="ce2">
            <text:p>0,620217694</text:p>
          </table:table-cell>
          <table:table-cell office:value-type="float" office:value="0.63551157641082423" table:formula="of:=[.G4]/[.H37]" table:style-name="ce2">
            <text:p>0,635511576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table:style-name="ce2">
            <text:p>IDCT</text:p>
          </table:table-cell>
          <table:table-cell office:value-type="float" office:value="1.03999" table:style-name="ce17">
            <text:p>1,04</text:p>
          </table:table-cell>
          <table:table-cell office:value-type="float" office:value="1.2198500000000001" table:style-name="ce17">
            <text:p>1,22</text:p>
          </table:table-cell>
          <table:table-cell office:value-type="float" office:value="1.18022" table:style-name="ce17">
            <text:p>1,18</text:p>
          </table:table-cell>
          <table:table-cell office:value-type="float" office:value="0" table:style-name="ce24">
            <text:p>0,00</text:p>
          </table:table-cell>
          <table:table-cell table:style-name="ce1"/>
          <table:table-cell office:value-type="string" table:style-name="ce2">
            <text:p>IDCT</text:p>
          </table:table-cell>
          <table:table-cell office:value-type="float" office:value="2.8348830277214203" table:formula="of:=[.G5]/[.E38]" table:style-name="ce2">
            <text:p>2,834883028</text:p>
          </table:table-cell>
          <table:table-cell office:value-type="float" office:value="2.4168955199409758" table:formula="of:=[.G5]/[.F38]" table:style-name="ce2">
            <text:p>2,41689552</text:p>
          </table:table-cell>
          <table:table-cell office:value-type="float" office:value="2.4980512107912083" table:formula="of:=[.G5]/[.G38]" table:style-name="ce2">
            <text:p>2,498051211</text:p>
          </table:table-cell>
          <table:table-cell office:value-type="float" office:value="0" table:style-name="ce24">
            <text:p>0,0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table:style-name="ce2">
            <text:p>DCT+FPB(60)+IDCT</text:p>
          </table:table-cell>
          <table:table-cell office:value-type="float" office:value="2.1776599999999999" table:style-name="ce17">
            <text:p>2,18</text:p>
          </table:table-cell>
          <table:table-cell office:value-type="float" office:value="2.8044799999999999" table:style-name="ce17">
            <text:p>2,80</text:p>
          </table:table-cell>
          <table:table-cell office:value-type="float" office:value="2.4119199999999998" table:style-name="ce17">
            <text:p>2,41</text:p>
          </table:table-cell>
          <table:table-cell office:value-type="float" office:value="0" table:style-name="ce24">
            <text:p>0,00</text:p>
          </table:table-cell>
          <table:table-cell table:style-name="ce1"/>
          <table:table-cell office:value-type="string" table:style-name="ce2">
            <text:p>DCT+FPB(60)+IDCT</text:p>
          </table:table-cell>
          <table:table-cell office:value-type="float" office:value="1.728970546366283" table:formula="of:=[.G6]/[.E39]" table:style-name="ce2">
            <text:p>1,728970546</text:p>
          </table:table-cell>
          <table:table-cell office:value-type="float" office:value="1.3425340883158376" table:formula="of:=[.G6]/[.F39]" table:style-name="ce2">
            <text:p>1,342534088</text:p>
          </table:table-cell>
          <table:table-cell office:value-type="float" office:value="1.5610426548144218" table:formula="of:=[.G6]/[.G39]" table:style-name="ce2">
            <text:p>1,561042655</text:p>
          </table:table-cell>
          <table:table-cell office:value-type="float" office:value="0" table:style-name="ce24">
            <text:p>0,0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table:style-name="ce2">
            <text:p>DCT+FPA(4)+IDCT</text:p>
          </table:table-cell>
          <table:table-cell office:value-type="float" office:value="2.1792400000000001" table:style-name="ce17">
            <text:p>2,18</text:p>
          </table:table-cell>
          <table:table-cell office:value-type="float" office:value="2.4218099999999998" table:style-name="ce17">
            <text:p>2,42</text:p>
          </table:table-cell>
          <table:table-cell office:value-type="float" office:value="2.4308700000000001" table:style-name="ce17">
            <text:p>2,43</text:p>
          </table:table-cell>
          <table:table-cell office:value-type="float" office:value="0" table:style-name="ce24">
            <text:p>0,00</text:p>
          </table:table-cell>
          <table:table-cell table:style-name="ce1"/>
          <table:table-cell office:value-type="string" table:style-name="ce2">
            <text:p>DCT+FPA(4)+IDCT</text:p>
          </table:table-cell>
          <table:table-cell office:value-type="float" office:value="1.7285934545988508" table:formula="of:=[.G7]/[.E40]" table:style-name="ce2">
            <text:p>1,728593455</text:p>
          </table:table-cell>
          <table:table-cell office:value-type="float" office:value="1.5554564561216613" table:formula="of:=[.G7]/[.F40]" table:style-name="ce2">
            <text:p>1,555456456</text:p>
          </table:table-cell>
          <table:table-cell office:value-type="float" office:value="1.549659175521521" table:formula="of:=[.G7]/[.G40]" table:style-name="ce2">
            <text:p>1,549659176</text:p>
          </table:table-cell>
          <table:table-cell office:value-type="float" office:value="0" table:style-name="ce24">
            <text:p>0,0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table:style-name="ce2">
            <text:p>SpeedUp promedio</text:p>
          </table:table-cell>
          <table:table-cell office:value-type="float" office:value="1.7259883884834248" table:formula="of:=AVERAGE([.D46:.D49])" table:style-name="ce17">
            <text:p>1,73</text:p>
          </table:table-cell>
          <table:table-cell office:value-type="float" office:value="1.4833337165303484" table:formula="of:=AVERAGE([.F46:.F49])" table:style-name="ce17">
            <text:p>1,48</text:p>
          </table:table-cell>
          <table:table-cell office:value-type="float" office:value="1.557242683671928" table:formula="of:=AVERAGE([.H46:.H49])" table:style-name="ce17">
            <text:p>1,56</text:p>
          </table:table-cell>
          <table:table-cell office:value-type="float" office:value="0.63551157641082423" table:formula="of:=[.J46]" table:style-name="ce17">
            <text:p>0,64</text:p>
          </table:table-cell>
          <table:table-cell table:style-name="ce1"/>
          <table:table-cell office:value-type="string" table:style-name="ce22">
            <text:p>Promedio Aceleración</text:p>
          </table:table-cell>
          <table:table-cell office:value-type="float" office:value="1.7259883884834248" table:formula="of:=AVERAGE([.K37:.K40])" table:style-name="ce2">
            <text:p>1,725988388</text:p>
          </table:table-cell>
          <table:table-cell office:value-type="float" office:value="1.4833337165303484" table:formula="of:=AVERAGE([.L37:.L40])" table:style-name="ce2">
            <text:p>1,483333717</text:p>
          </table:table-cell>
          <table:table-cell office:value-type="float" office:value="1.557242683671928" table:formula="of:=AVERAGE([.M37:.M40])" table:style-name="ce2">
            <text:p>1,557242684</text:p>
          </table:table-cell>
          <table:table-cell office:value-type="float" office:value="0.63551157641082423" table:formula="of:=[.N37]" table:style-name="ce2">
            <text:p>0,635511576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table:style-name="ce2">
            <text:p>Eficiencia Promedio</text:p>
          </table:table-cell>
          <table:table-cell office:value-type="float" office:value="1.123690357085563E-3" table:formula="of:=AVERAGE([.E46:.E49])" table:style-name="ce15">
            <text:p>0,0011</text:p>
          </table:table-cell>
          <table:table-cell office:value-type="float" office:value="9.6571205503277898E-4" table:formula="of:=AVERAGE([.G46:.G49])" table:style-name="ce15">
            <text:p>0,0010</text:p>
          </table:table-cell>
          <table:table-cell office:value-type="float" office:value="1.0138298721822448E-3" table:formula="of:=AVERAGE([.I46:.I49])" table:style-name="ce15">
            <text:p>0,0010</text:p>
          </table:table-cell>
          <table:table-cell office:value-type="float" office:value="4.1374451589246369E-4" table:formula="of:=[.K46]" table:style-name="ce15">
            <text:p>0,0004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11" table:style-name="ce1"/>
          <table:table-cell table:style-name="ce1">
            <draw:frame draw:z-index="5" draw:id="id4" draw:style-name="a4" draw:name="Gráfico 6" svg:x="0.18452in" svg:y="0.00074in" svg:width="5.77679in" svg:height="3.2239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6" draw:id="id5" draw:style-name="a5" draw:name="Gráfico 8" svg:x="0.99107in" svg:y="0.03125in" svg:width="5.78274in" svg:height="3.22396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string" table:style-name="ce23">
            <text:p>SpeedUp GPU</text:p>
          </table:table-cell>
          <table:table-cell office:value-type="string" table:style-name="ce23">
            <text:p>Eficiencia GPU</text:p>
          </table:table-cell>
          <table:table-cell office:value-type="string" table:style-name="ce23">
            <text:p>SpeedUp GPU - pinned</text:p>
          </table:table-cell>
          <table:table-cell office:value-type="string" table:style-name="ce23">
            <text:p>Eficiencia GPU - pinned</text:p>
          </table:table-cell>
          <table:table-cell office:value-type="string" table:style-name="ce23">
            <text:p>SpeedUp GPU - unified</text:p>
          </table:table-cell>
          <table:table-cell office:value-type="string" table:style-name="ce23">
            <text:p>Eficiencia GPU - unified</text:p>
          </table:table-cell>
          <table:table-cell office:value-type="string" table:style-name="ce23">
            <text:p>SpeedUp GPU - shared</text:p>
          </table:table-cell>
          <table:table-cell office:value-type="string" table:style-name="ce23">
            <text:p>Eficiencia GPU - shared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float" office:value="0.61150652524714466" table:formula="of:=[.$G4]/[.$E37]" table:style-name="ce2">
            <text:p>0,611506525</text:p>
          </table:table-cell>
          <table:table-cell office:value-type="float" office:value="3.9811622737444312E-4" table:formula="of:=[.D46]/[.$D$16]" table:style-name="ce2">
            <text:p>0,000398116</text:p>
          </table:table-cell>
          <table:table-cell office:value-type="float" office:value="0.61844880174291939" table:formula="of:=[.$G4]/[.$F37]" table:style-name="ce2">
            <text:p>0,618448802</text:p>
          </table:table-cell>
          <table:table-cell office:value-type="float" office:value="4.0263593863471312E-4" table:formula="of:=[.F46]/[.$D$16]" table:style-name="ce2">
            <text:p>0,000402636</text:p>
          </table:table-cell>
          <table:table-cell office:value-type="float" office:value="0.62021769356056089" table:formula="of:=[.$G4]/[.$G37]" table:style-name="ce2">
            <text:p>0,620217694</text:p>
          </table:table-cell>
          <table:table-cell office:value-type="float" office:value="4.0378756091182351E-4" table:formula="of:=[.H46]/[.$D$16]" table:style-name="ce2">
            <text:p>0,000403788</text:p>
          </table:table-cell>
          <table:table-cell office:value-type="float" office:value="0.63551157641082423" table:formula="of:=[.G4]/[.H37]" table:style-name="ce14">
            <text:p>0,63551</text:p>
          </table:table-cell>
          <table:table-cell office:value-type="float" office:value="4.1374451589246369E-4" table:formula="of:=[.J46]/[.D16]" table:style-name="ce14">
            <text:p>0,00041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float" office:value="2.8348830277214203" table:formula="of:=[.$G5]/[.$E38]" table:style-name="ce2">
            <text:p>2,834883028</text:p>
          </table:table-cell>
          <table:table-cell office:value-type="float" office:value="1.8456269711727997E-3" table:formula="of:=[.D47]/[.$D$16]" table:style-name="ce2">
            <text:p>0,001845627</text:p>
          </table:table-cell>
          <table:table-cell office:value-type="float" office:value="2.4168955199409758" table:formula="of:=[.$G5]/[.$F38]" table:style-name="ce2">
            <text:p>2,41689552</text:p>
          </table:table-cell>
          <table:table-cell office:value-type="float" office:value="1.5734996874615728E-3" table:formula="of:=[.F47]/[.$D$16]" table:style-name="ce2">
            <text:p>0,0015735</text:p>
          </table:table-cell>
          <table:table-cell office:value-type="float" office:value="2.4980512107912083" table:formula="of:=[.$G5]/[.$G38]" table:style-name="ce2">
            <text:p>2,498051211</text:p>
          </table:table-cell>
          <table:table-cell office:value-type="float" office:value="1.6263354236921929E-3" table:formula="of:=[.H47]/[.$D$16]" table:style-name="ce2">
            <text:p>0,001626335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float" office:value="1.728970546366283" table:formula="of:=[.$G6]/[.$E39]" table:style-name="ce2">
            <text:p>1,728970546</text:p>
          </table:table-cell>
          <table:table-cell office:value-type="float" office:value="1.1256318661238822E-3" table:formula="of:=[.D48]/[.$D$16]" table:style-name="ce2">
            <text:p>0,001125632</text:p>
          </table:table-cell>
          <table:table-cell office:value-type="float" office:value="1.3425340883158376" table:formula="of:=[.$G6]/[.$F39]" table:style-name="ce2">
            <text:p>1,342534088</text:p>
          </table:table-cell>
          <table:table-cell office:value-type="float" office:value="8.7404563041395677E-4" table:formula="of:=[.F48]/[.$D$16]" table:style-name="ce2">
            <text:p>0,000874046</text:p>
          </table:table-cell>
          <table:table-cell office:value-type="float" office:value="1.5610426548144218" table:formula="of:=[.$G6]/[.$G39]" table:style-name="ce2">
            <text:p>1,561042655</text:p>
          </table:table-cell>
          <table:table-cell office:value-type="float" office:value="1.0163038117281392E-3" table:formula="of:=[.H48]/[.$D$16]" table:style-name="ce2">
            <text:p>0,001016304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float" office:value="1.7285934545988508" table:formula="of:=[.$G7]/[.$E40]" table:style-name="ce2">
            <text:p>1,728593455</text:p>
          </table:table-cell>
          <table:table-cell office:value-type="float" office:value="1.1253863636711268E-3" table:formula="of:=[.D49]/[.$D$16]" table:style-name="ce2">
            <text:p>0,001125386</text:p>
          </table:table-cell>
          <table:table-cell office:value-type="float" office:value="1.5554564561216613" table:formula="of:=[.$G7]/[.$F40]" table:style-name="ce2">
            <text:p>1,555456456</text:p>
          </table:table-cell>
          <table:table-cell office:value-type="float" office:value="1.0126669636208732E-3" table:formula="of:=[.F49]/[.$D$16]" table:style-name="ce2">
            <text:p>0,001012667</text:p>
          </table:table-cell>
          <table:table-cell office:value-type="float" office:value="1.549659175521521" table:formula="of:=[.$G7]/[.$G40]" table:style-name="ce2">
            <text:p>1,549659176</text:p>
          </table:table-cell>
          <table:table-cell office:value-type="float" office:value="1.0088926923968236E-3" table:formula="of:=[.H49]/[.$D$16]" table:style-name="ce2">
            <text:p>0,001008893</text:p>
          </table:table-cell>
          <table:table-cell table:number-columns-repeated="16375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7" number:min-decimal-places="7" number:min-integer-digits="1"/>
    </number:number-style>
    <number:number-style style:name="N40">
      <number:number number:decimal-places="5" number:min-decimal-places="5" number:min-integer-digits="1"/>
    </number:number-style>
    <number:number-style style:name="N41">
      <number:number number:decimal-places="4" number:min-decimal-places="4" number:min-integer-digits="1"/>
    </number:number-style>
    <number:number-style style:name="N42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Isidro Benítez Zapico</meta:initial-creator>
    <dc:creator>Isidro Benítez Zapico</dc:creator>
    <meta:creation-date>2023-12-22T12:22:13Z</meta:creation-date>
    <dc:date>2023-12-23T18:27:38Z</dc:date>
    <meta:user-defined meta:name="ContentTypeId">0x010100D726D9A7B40D6C4CB01FCEA70599DA91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5">
      <number:number number:decimal-places="3" number:min-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5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16.0pt" svg:width="513.75pt" chart:style-name="Crt0">
        <chart:title chart:style-name="CT00">
          <text:p text:style-name="a0" text:class-names="" text:cond-style-name="">Comparativa CPU/GPU Secuencial - Paralelo</text:p>
        </chart:title>
        <chart:legend style:legend-expansion="custom" style:legend-expansion-aspect-ratio="9.1586401069045191" svg:width="358.3350393700787pt" svg:height="39.12535433070866pt" svg:x="73.42622047244094pt" svg:y="28.09pt" chart:style-name="Lgnd"/>
        <chart:plot-area svg:x="80.27700787401575pt" svg:y="67.72283464566929pt" svg:width="417.7751181102362pt" svg:height="132.072125984252pt" chart:style-name="Plt0">
          <chart:axis chart:dimension="x" chart:name="primary-x" chart:style-name="Axs0">
            <chart:title chart:style-name="AT00">
              <text:p text:style-name="a1" text:class-names="" text:cond-style-name="">Método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Tiempo</text:p>
            </chart:title>
            <chart:grid chart:class="major" chart:style-name="GMa1"/>
          </chart:axis>
          <chart:series chart:values-cell-range-address="Hoja1.$D$4:.$D$7" chart:class="chart:line" chart:attached-axis="primary-y" chart:style-name="G0S0">
            <chart:data-point chart:repeated="4"/>
          </chart:series>
          <chart:series chart:values-cell-range-address="Hoja1.$E$4:.$E$7" chart:class="chart:line" chart:attached-axis="primary-y" chart:style-name="G0S1">
            <chart:data-point chart:repeated="4"/>
          </chart:series>
          <chart:series chart:values-cell-range-address="Hoja1.$F$4:.$F$7" chart:class="chart:line" chart:attached-axis="primary-y" chart:style-name="G0S2">
            <chart:data-point chart:repeated="4"/>
          </chart:series>
          <chart:series chart:values-cell-range-address="Hoja1.$G$4:.$G$7" chart:class="chart:line" chart:attached-axis="primary-y" chart:style-name="G0S3">
            <chart:data-point chart:repeated="4"/>
          </chart:series>
          <chart:series chart:values-cell-range-address="Hoja1.$H$4:.$H$7" chart:class="chart:line" chart:attached-axis="primary-y" chart:style-name="G0S4">
            <chart:data-point chart:repeated="4"/>
          </chart:series>
          <chart:series chart:values-cell-range-address="Hoja1.$I$4:.$I$7" chart:class="chart:line" chart:attached-axis="primary-y" chart:style-name="G0S5">
            <chart:data-point chart:repeated="4"/>
          </chart:series>
          <chart:series chart:values-cell-range-address="Hoja1.$J$4:.$J$7" chart:class="chart:line" chart:attached-axis="primary-y" chart:style-name="G0S6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1.5pt" chart:style-name="Crt0">
        <chart:title chart:style-name="CT00">
          <text:p text:style-name="a0" text:class-names="" text:cond-style-name="">Eficiencia práctica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Hoja1.$G$13:.$G$16" chart:class="chart:bar" chart:attached-axis="primary-y" chart:style-name="G0S0">
            <chart:data-point chart:repeated="4"/>
          </chart:series>
          <chart:series chart:values-cell-range-address="Hoja1.$I$13:.$I$16" chart:class="chart:bar" chart:attached-axis="primary-y" chart:style-name="G0S1">
            <chart:data-point chart:repeated="4"/>
          </chart:series>
          <chart:series chart:values-cell-range-address="Hoja1.$K$13:.$K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410.8929133858268pt" chart:style-name="Crt0">
        <chart:title chart:style-name="CT00">
          <text:p text:style-name="a0" text:class-names="" text:cond-style-name="">Tiempos teóricos secuenciales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Hoja1.$R$8:.$R$11" chart:class="chart:line" chart:attached-axis="primary-y" chart:style-name="G0S0">
            <chart:data-point chart:repeated="4"/>
          </chart:series>
          <chart:series chart:values-cell-range-address="Hoja1.$R$19:.$R$22" chart:class="chart:line" chart:attached-axis="primary-y" chart:style-name="G0S1">
            <chart:data-point chart:repeated="4"/>
          </chart:series>
          <chart:series chart:values-cell-range-address="Hoja1.$W$8:.$W$11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411.8570866141732pt" chart:style-name="Crt0">
        <chart:title chart:style-name="CT00">
          <text:p text:style-name="a0" text:class-names="" text:cond-style-name="">Tiempos teóricos paralelos</text:p>
        </chart:title>
        <chart:legend chart:legend-position="end" chart:legend-align="center" chart:style-name="Lgnd"/>
        <chart:plot-area svg:x="9.432913385826772pt" svg:y="19.59748031496063pt" svg:width="336.3838582677166pt" svg:height="196.4025196850394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Hoja1.$R$12:.$R$15" chart:class="chart:line" chart:attached-axis="primary-y" chart:style-name="G0S0">
            <chart:data-point chart:repeated="4"/>
          </chart:series>
          <chart:series chart:label-cell-address="Hoja1.$O$18" chart:values-cell-range-address="Hoja1.$R$23:.$R$26" chart:class="chart:line" chart:attached-axis="primary-y" chart:style-name="G0S1">
            <chart:data-point chart:repeated="4"/>
          </chart:series>
          <chart:series chart:values-cell-range-address="Hoja1.$W$12:.$W$15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fffff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2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6" text:class-names="" text:cond-style-name="">;<text:s text:c="1"/></text:p>
        </chart:label-separator>
      </style:chart-properties>
      <style:graphic-properties draw:fill="none" draw:stroke="solid" svg:stroke-width="0.03472in" svg:stroke-color="#a5a5a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7" text:class-names="" text:cond-style-name="">;<text:s text:c="1"/></text:p>
        </chart:label-separator>
      </style:chart-properties>
      <style:graphic-properties draw:fill="none" draw:stroke="solid" svg:stroke-width="0.03472in" svg:stroke-color="#ffc00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232.1250393700788pt" svg:width="415.9285826771654pt" chart:style-name="Crt0">
        <chart:title chart:style-name="CT00">
          <text:p text:style-name="a1" text:class-names="" text:cond-style-name="">Comparativa memoria GPU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2" text:class-names="" text:cond-style-name="">Métodos</text:p>
            </chart:title>
          </chart:axis>
          <chart:axis chart:dimension="y" chart:name="primary-y" chart:style-name="Axs1">
            <chart:title chart:style-name="AT01">
              <text:p text:style-name="a3" text:class-names="" text:cond-style-name="">Tiempo</text:p>
            </chart:title>
            <chart:grid chart:class="major" chart:style-name="GMa1"/>
          </chart:axis>
          <chart:series chart:values-cell-range-address="Hoja1.$E$37:.$E$40" chart:class="chart:line" chart:attached-axis="primary-y" chart:style-name="G0S0">
            <chart:data-label chart:style-name="DL00"/>
            <chart:data-point chart:repeated="4"/>
          </chart:series>
          <chart:series chart:values-cell-range-address="Hoja1.$F$37:.$F$40" chart:class="chart:line" chart:attached-axis="primary-y" chart:style-name="G0S1">
            <chart:data-label chart:style-name="DL01"/>
            <chart:data-point chart:repeated="4"/>
          </chart:series>
          <chart:series chart:values-cell-range-address="Hoja1.$G$37:.$G$40" chart:class="chart:line" chart:attached-axis="primary-y" chart:style-name="G0S2">
            <chart:data-label chart:style-name="DL02"/>
            <chart:data-point chart:repeated="4"/>
          </chart:series>
          <chart:series chart:values-cell-range-address="Hoja1.$H$37" chart:class="chart:line" chart:attached-axis="primary-y" chart:style-name="G0S3">
            <chart:data-label chart:style-name="DL03"/>
            <chart:data-point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23611in" chart:symbol-height="0.23611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32.1250393700788pt" svg:width="416.3571653543307pt" chart:style-name="Crt0">
        <chart:title chart:style-name="CT00">
          <text:p text:style-name="a0" text:class-names="" text:cond-style-name="">Comparativa CPU VS GPU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étodos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Tiempo</text:p>
            </chart:title>
            <chart:grid chart:class="major" chart:style-name="GMa1"/>
          </chart:axis>
          <chart:series chart:values-cell-range-address="Hoja1.$E$37:.$E$40" chart:class="chart:line" chart:attached-axis="primary-y" chart:style-name="G0S0">
            <chart:data-point chart:repeated="4"/>
          </chart:series>
          <chart:series chart:values-cell-range-address="Hoja1.$F$37:.$F$40" chart:class="chart:line" chart:attached-axis="primary-y" chart:style-name="G0S1">
            <chart:data-point chart:repeated="4"/>
          </chart:series>
          <chart:series chart:values-cell-range-address="Hoja1.$G$37:.$G$40" chart:class="chart:line" chart:attached-axis="primary-y" chart:style-name="G0S2">
            <chart:data-point chart:repeated="4"/>
          </chart:series>
          <chart:series chart:values-cell-range-address="Hoja1.$H$37" chart:class="chart:line" chart:attached-axis="primary-y" chart:style-name="G0S3">
            <chart:data-point/>
          </chart:series>
          <chart:series chart:values-cell-range-address="Hoja1.$G$4:.$G$7" chart:class="chart:line" chart:attached-axis="primary-y" chart:style-name="G0S4">
            <chart:data-label chart:style-name="DL04"/>
            <chart:data-point chart:repeated="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